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3e59" officeooo:paragraph-rsid="00013e59"/>
    </style:style>
    <style:style style:name="P2" style:family="paragraph" style:parent-style-name="Title">
      <style:text-properties officeooo:rsid="00013e59" officeooo:paragraph-rsid="00013e59"/>
    </style:style>
    <style:style style:name="P3" style:family="paragraph" style:parent-style-name="Text_20_body">
      <style:text-properties officeooo:rsid="0002f09d" officeooo:paragraph-rsid="0002f09d"/>
    </style:style>
    <style:style style:name="P4" style:family="paragraph" style:parent-style-name="Text_20_body">
      <style:text-properties officeooo:rsid="00087952" officeooo:paragraph-rsid="00087952"/>
    </style:style>
    <style:style style:name="T1" style:family="text">
      <style:text-properties style:text-position="super 58%"/>
    </style:style>
    <style:style style:name="T2" style:family="text">
      <style:text-properties style:text-position="super 58%" officeooo:rsid="00070573"/>
    </style:style>
    <style:style style:name="T3" style:family="text">
      <style:text-properties officeooo:rsid="00020949"/>
    </style:style>
    <style:style style:name="T4" style:family="text">
      <style:text-properties officeooo:rsid="0004d95d"/>
    </style:style>
    <style:style style:name="T5" style:family="text">
      <style:text-properties officeooo:rsid="000590f0"/>
    </style:style>
    <style:style style:name="T6" style:family="text">
      <style:text-properties officeooo:rsid="00070573"/>
    </style:style>
    <style:style style:name="T7" style:family="text">
      <style:text-properties officeooo:rsid="00088c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de Stage 2023</text:p>
      <text:p text:style-name="P1"><text:line-break/>Pour la première semaine de mon stage j’ai pu faire la connaissance de l’équipe avec la quelle j’allai travailler pendant ces 6 mois. J’ai aussi découvert le bureau qui m’était attribuer ainsi que les missions qui me seront données pour ces 6 mois.</text:p>
      <text:p text:style-name="P1"/>
      <text:p text:style-name="P1">Le début était relativement tranquille le temps que je puisse installer les outils nécessaire à la réalisation de mes missions. J’ai pue me familiariser avec mon nouvelle environnement.</text:p>
      <text:p text:style-name="P1">Mais dé le 3<text:span text:style-name="T1">e</text:span> jours, après avoir établi mes objectifs au court terme, je m’attelai à la tache. Mon première objectifs étant de sortir 3 maquettes pour ma première mission, j’en rendit 4 pour assuré une meilleur diversité sur ce que l’on voudrais ce dirigé.</text:p>
      <text:p text:style-name="P1"/>
      <text:p text:style-name="P1">La 1e mission sera la refonte du site de la mairie, une étape semblent simple si il n’y avais qu’à programmer. L’outil Wordpress sera donc imposé pour cette mission, m’obligent donc à me plier au règles et limitation de cette outil. Pour commencer des tests en local et potentiellement plusieurs prototypes pour le future, je décide donc d’installer un serveur local, une data-base et wordpress, l’outil principal.</text:p>
      <text:p text:style-name="P1"/>
      <text:p text:style-name="P1">Lors de la 2<text:span text:style-name="T1">e</text:span> semaine, on me présenta une nouvelle mission s’avérant primer sur la 1e.</text:p>
      <text:p text:style-name="P1">Cette mission consistant à faire un système de réservation de place pour des évènements de brocante. Enfin du code, je parti directement sur un environnement plus familier malgré le fait que je n’ai aucune connaissance particulière dans les langages utilisés.</text:p>
      <text:p text:style-name="P1">Différents problèmes seront quand-même venue ralentir une avancé, paraissant plus rapide que la précédente, <text:span text:style-name="T3">surtout du à mon manque de connaissance en la matière.</text:span></text:p>
      <text:p text:style-name="P1"/>
      <text:p text:style-name="P3">Lors de la 3<text:span text:style-name="T1">e</text:span> et 4<text:span text:style-name="T1">e</text:span> semaine, <text:span text:style-name="T4">j’ai pue metre en place un javascript solide lié à toute les sous pages html composant le site. Je javascript servira à </text:span><text:span text:style-name="T5">la selection et à la visualisation des places sélectionné. </text:span><text:span text:style-name="T6">Pui lors de la 4</text:span><text:span text:style-name="T2">e</text:span><text:span text:style-name="T6"> semaine une vrais concentration sur le positionnement des places et des object composant les différentes pages pris un certain temps, son amélioration visuel n’étant effectuer que lors de sa mise en place sur les serveurs de la mairie.</text:span></text:p>
      <text:p text:style-name="P3"/>
      <text:p text:style-name="P4">Lors du mois d’août, j’ai du principalement m’occuper de la réservation des places, des clients venant les choisirent. Ver la fin du mois, j’ai commencer un projet d’automatisation du remplissement d’un tableau exel par rapport au formulaire que les personnes sur internet sont charger de remplir. <text:span text:style-name="T7">Pour pouvoir l’integrer sur une grand parti de machin possédant l’OS windows, un script faisant l’installation du necessaire accompagnera le code principal.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24T18:47:03.921000000</dc:date>
    <meta:editing-duration>PT3H55M2S</meta:editing-duration>
    <meta:editing-cycles>3</meta:editing-cycles>
    <meta:generator>LibreOffice/7.3.1.3$Windows_X86_64 LibreOffice_project/a69ca51ded25f3eefd52d7bf9a5fad8c90b87951</meta:generator>
    <meta:document-statistic meta:table-count="0" meta:image-count="0" meta:object-count="0" meta:page-count="1" meta:paragraph-count="10" meta:word-count="416" meta:character-count="2548" meta:non-whitespace-character-count="2140"/>
  </office:meta>
</office:document-meta>
</file>